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LVM — Create, Extend, Reduce Safely</text:p>
          </draw:text-box>
        </draw:frame>
        <draw:frame draw:style-name="TransBox" svg:width="31.8700cm" svg:height="3.5000cm" svg:x="1.0000cm" svg:y="8.8000cm">
          <draw:text-box>
            <text:p text:style-name="PBody">Logical Volume Management (LVM) adds a flexible abstraction layer between physical storage and filesystems. It lets you resize, snapshot, and reorganise storage without downtime. Resource: Notes</text:p>
          </draw:text-box>
        </draw:frame>
        <draw:frame draw:style-name="TransBox" svg:width="31.8700cm" svg:height="0.7000cm" svg:x="1.0000cm" svg:y="17.8000cm">
          <draw:text-box>
            <text:p text:style-name="PFooter">03-rhcsa/lvm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LVM concepts</text:p>
            <text:p text:style-name="PBullet">▶  Create an LVM setup from scratch</text:p>
            <text:p text:style-name="PBullet">▶  Extend an LV (online, no downtime)</text:p>
            <text:p text:style-name="PBullet">▶  Reduce an LV (ext4 only — not XFS)</text:p>
            <text:p text:style-name="PBullet">▶  Add a new PV to an existing VG</text:p>
            <text:p text:style-name="PBullet">▶  LVM snapshot (basics)</text:p>
            <text:p text:style-name="PBullet">▶  LVM status command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 concepts</text:p>
          </draw:text-box>
        </draw:frame>
        <draw:frame draw:style-name="TransBox" svg:width="15.7350cm" svg:height="13.5500cm" svg:x="1.0000cm" svg:y="4.0000cm">
          <draw:text-box>
            <text:p text:style-name="PBullet">• Term: Description</text:p>
            <text:p text:style-name="PBullet">• PV (Physical Volume): A disk or partition initialised for LVM</text:p>
            <text:p text:style-name="PBullet">• VG (Volume Group): A pool of storage from one or more PVs</text:p>
            <text:p text:style-name="PBullet">• LV (Logical Volume): A slice of a VG; behaves like a partition</text:p>
            <text:p text:style-name="PBullet">• PE (Physical Extent): Smallest allocation unit (default 4 MiB)</text:p>
          </draw:text-box>
        </draw:frame>
        <draw:frame draw:style-name="CodeBox" svg:width="15.7350cm" svg:height="13.5500cm" svg:x="17.1350cm" svg:y="4.0000cm">
          <draw:text-box>
            <text:p text:style-name="PCode">Physical disk(s)
    └── Physical Volume (PV)   [pvcreate]
          └── Volume Group (VG) [vgcreate]
                ├── Logical Volume (LV) [lvcreate]
                └── Logical Volume (LV)
                      └── Filesystem (mkfs.xfs)
                            └── Mount poin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n LVM setup from scratch</text:p>
          </draw:text-box>
        </draw:frame>
        <draw:frame draw:style-name="TransBox" svg:width="31.8700cm" svg:height="13.5500cm" svg:x="1.0000cm" svg:y="4.0000cm">
          <draw:text-box>
            <text:p text:style-name="PBullet">• Assumes a raw extra disk /dev/vdb (adjust to your device)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tend an LV (online, no downtime)</text:p>
          </draw:text-box>
        </draw:frame>
        <draw:frame draw:style-name="TransBox" svg:width="15.7350cm" svg:height="13.5500cm" svg:x="1.0000cm" svg:y="4.0000cm">
          <draw:text-box>
            <text:p text:style-name="PBullet">• Or extend and grow in one command:</text:p>
            <text:p text:style-name="PBullet">• (-r = resize filesystem automatically after extending)</text:p>
          </draw:text-box>
        </draw:frame>
        <draw:frame draw:style-name="CodeBox" svg:width="15.7350cm" svg:height="13.5500cm" svg:x="17.1350cm" svg:y="4.0000cm">
          <draw:text-box>
            <text:p text:style-name="PCode"># Extend LV by 2 GB
sudo lvextend -L +2G /dev/datavg/datalv

# Grow XFS filesystem to fill (online)
sudo xfs_growfs /mnt/dat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tend an LV (online, no downtime) (cont.)</text:p>
          </draw:text-box>
        </draw:frame>
        <draw:frame draw:style-name="CodeBox" svg:width="31.8700cm" svg:height="13.5500cm" svg:x="1.0000cm" svg:y="4.0000cm">
          <draw:text-box>
            <text:p text:style-name="PCode">sudo lvextend -L +2G -r /dev/datavg/datalv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duce an LV (ext4 only — not XFS)</text:p>
          </draw:text-box>
        </draw:frame>
        <draw:frame draw:style-name="TransBox" svg:width="15.7350cm" svg:height="13.5500cm" svg:x="1.0000cm" svg:y="4.0000cm">
          <draw:text-box>
            <text:p text:style-name="PBullet">• ⚠️ XFS cannot be shrunk</text:p>
            <text:p text:style-name="PBullet">• Reduction only works with ext4. For XFS, create a new LV at the right size.</text:p>
          </draw:text-box>
        </draw:frame>
        <draw:frame draw:style-name="CodeBox" svg:width="15.7350cm" svg:height="13.5500cm" svg:x="17.1350cm" svg:y="4.0000cm">
          <draw:text-box>
            <text:p text:style-name="PCode"># ext4 only — unmount first
sudo umount /mnt/data
sudo e2fsck -f /dev/datavg/datalv
sudo resize2fs /dev/datavg/datalv 4G
sudo lvreduce -L 4G /dev/datavg/datalv
sudo mount /dev/datavg/datalv /mnt/dat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d a new PV to an existing VG</text:p>
          </draw:text-box>
        </draw:frame>
        <draw:frame draw:style-name="TransBox" svg:width="15.7350cm" svg:height="13.5500cm" svg:x="1.0000cm" svg:y="4.0000cm">
          <draw:text-box>
            <text:p text:style-name="PBullet">• When a VG runs low on space:</text:p>
          </draw:text-box>
        </draw:frame>
        <draw:frame draw:style-name="CodeBox" svg:width="15.7350cm" svg:height="13.5500cm" svg:x="17.1350cm" svg:y="4.0000cm">
          <draw:text-box>
            <text:p text:style-name="PCode">sudo pvcreate /dev/vdc
sudo vgextend datavg /dev/vdc
sudo vgs   # confirm new free spa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 snapshot (basics)</text:p>
          </draw:text-box>
        </draw:frame>
        <draw:frame draw:style-name="CodeBox" svg:width="31.8700cm" svg:height="13.5500cm" svg:x="1.0000cm" svg:y="4.0000cm">
          <draw:text-box>
            <text:p text:style-name="PCode"># Create a read-only snapshot of datalv (2G COW space)
sudo lvcreate -L 2G -s -n datalv-snap /dev/datavg/datalv

# Mount the snapshot read-only
sudo mount -o ro /dev/datavg/datalv-snap /mnt/snap

# Remove when done
sudo umount /mnt/snap
sudo lvremove /dev/datavg/datalv-sna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 status commands</text:p>
          </draw:text-box>
        </draw:frame>
        <draw:frame draw:style-name="CodeBox" svg:width="31.8700cm" svg:height="13.5500cm" svg:x="1.0000cm" svg:y="4.0000cm">
          <draw:text-box>
            <text:p text:style-name="PCode">sudo pvs          # physical volumes (brief)
sudo pvdisplay    # physical volumes (detailed)

sudo vgs          # volume groups (brief)
sudo vgdisplay    # volume groups (detailed)

sudo lvs          # logical volumes (brief)
sudo lvdisplay    # logical volumes (detailed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VM — Create, Extend, Reduce Safely</text:p>
          </draw:text-box>
        </draw:frame>
        <draw:frame draw:style-name="TransBox" svg:width="31.8700cm" svg:height="13.5500cm" svg:x="1.0000cm" svg:y="4.0000cm">
          <draw:text-box>
            <text:p text:style-name="PBullet">✓  LVM concepts: Term: Description</text:p>
            <text:p text:style-name="PBullet">✓  Create an LVM setup from scratch: Assumes a raw extra disk /dev/vdb (adjust to your device).</text:p>
            <text:p text:style-name="PBullet">✓  Extend an LV (online, no downtime): Or extend and grow in one command:</text:p>
            <text:p text:style-name="PBullet">✓  Reduce an LV (ext4 only — not XFS): ⚠️ XFS cannot be shrunk</text:p>
            <text:p text:style-name="PBullet">✓  Add a new PV to an existing VG: When a VG runs low on space:</text:p>
            <text:p text:style-name="PBullet">✓  LVM snapshot (basics)</text:p>
            <text:p text:style-name="PBullet">✓  LVM status command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